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246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co7" style:family="table-column">
      <style:table-column-properties fo:break-before="auto" style:column-width="18.036cm"/>
    </style:style>
    <style:style style:name="co8" style:family="table-column">
      <style:table-column-properties fo:break-before="auto" style:column-width="7.74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7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7" table:default-cell-style-name="ce7"/>
        <table:table-column table:style-name="co1" table:number-columns-repeated="3" table:default-cell-style-name="ce3"/>
        <table:table-column table:style-name="co8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er pari sur son match pour gagner un bonus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 dump BDD quand ini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classiqu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9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expert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pip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national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coupe/à la journé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>
            <draw:frame table:end-cell-address="DEV.B106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6" table:number-rows-repeated="10484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/>
          <table:table-cell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18/03/2018</text:date>, <text:time>14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8T14:41:08.15</dc:date>
    <dc:creator>Max Plaiz</dc:creator>
    <meta:editing-duration>P1DT59M49S</meta:editing-duration>
    <meta:editing-cycles>65</meta:editing-cycles>
    <meta:generator>OpenOffice/4.1.3$Win32 OpenOffice.org_project/413m1$Build-9783</meta:generator>
    <meta:document-statistic meta:table-count="2" meta:cell-count="206" meta:object-count="1"/>
  </office:meta>
</office:document-meta>
</file>